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ROPECUARIA V&amp;G SAC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646198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U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069144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NIMA GIRON CARLOS GUILLERM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58950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0 691 44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60646198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9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9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1/08/2021</text:p>
          </table:table-cell>
          <table:table-cell table:style-name="Tabla2.A3" office:value-type="string">
            <text:p text:style-name="P22">62010732</text:p>
          </table:table-cell>
          <table:table-cell table:style-name="Tabla2.D3" office:value-type="string">
            <text:p text:style-name="P23">29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1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1T20:05:4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